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JITT 1.8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JITT 1.9</text:p>
          </table:table-cell>
          <table:table-cell office:value-type="string" calcext:value-type="string">
            <text:p>Midterm 3</text:p>
          </table:table-cell>
          <table:table-cell office:value-type="string" calcext:value-type="string">
            <text:p>Presentation 2</text:p>
          </table:table-cell>
          <table:table-cell office:value-type="string" calcext:value-type="string">
            <text:p>Homework #6</text:p>
          </table:table-cell>
          <table:table-cell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75/10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87.5/100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6.5/7" office:value-type="float" office:value="0.928571428571429" calcext:value-type="float">
            <text:p>0.9285714286</text:p>
          </table:table-cell>
          <table:table-cell office:value-type="string" calcext:value-type="string">
            <text:p>Beachman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25/1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4/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table:formula="of:=87.5/100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4.25/7" office:value-type="float" office:value="0.607142857142857" calcext:value-type="float">
            <text:p>0.6071428571</text:p>
          </table:table-cell>
          <table:table-cell office:value-type="string" calcext:value-type="string">
            <text:p>Berardi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/8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7/7" office:value-type="float" office:value="1" calcext:value-type="float">
            <text:p>1</text:p>
          </table:table-cell>
          <table:table-cell office:value-type="string" calcext:value-type="string">
            <text:p>Billingsley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9.75/15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2.5/7" office:value-type="float" office:value="0.357142857142857" calcext:value-type="float">
            <text:p>0.3571428571</text:p>
          </table:table-cell>
          <table:table-cell office:value-type="string" calcext:value-type="string">
            <text:p>Castillo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8" office:value-type="float" office:value="1.0625" calcext:value-type="float">
            <text:p>1.062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float" office:value="1" calcext:value-type="float">
            <text:p>1</text:p>
          </table:table-cell>
          <table:table-cell table:formula="of:=90/10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table:formula="of:=7/7" office:value-type="float" office:value="1" calcext:value-type="float">
            <text:p>1</text:p>
          </table:table-cell>
          <table:table-cell office:value-type="string" calcext:value-type="string">
            <text:p>Clarizio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.75/15" office:value-type="float" office:value="0.716666666666667" calcext:value-type="float">
            <text:p>0.7166666667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7/7" office:value-type="float" office:value="1" calcext:value-type="float">
            <text:p>1</text:p>
          </table:table-cell>
          <table:table-cell office:value-type="string" calcext:value-type="string">
            <text:p>Contrera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625/15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6/10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er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10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1.5/15" office:value-type="float" office:value="0.766666666666667" calcext:value-type="float">
            <text:p>0.7666666667</text:p>
          </table:table-cell>
          <table:table-cell office:value-type="float" office:value="0" calcext:value-type="float">
            <text:p>0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7/10" office:value-type="float" office:value="0.7" calcext:value-type="float">
            <text:p>0.7</text:p>
          </table:table-cell>
          <table:table-cell table:formula="of:=7/7" office:value-type="float" office:value="1" calcext:value-type="float">
            <text:p>1</text:p>
          </table:table-cell>
          <table:table-cell office:value-type="string" calcext:value-type="string">
            <text:p>Frometa +0.75 bonus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table:formula="of:=6/7" office:value-type="float" office:value="0.857142857142857" calcext:value-type="float">
            <text:p>0.8571428571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office:value-type="float" office:value="1" calcext:value-type="float">
            <text:p>1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6/10" office:value-type="float" office:value="0.6" calcext:value-type="float">
            <text:p>0.6</text:p>
          </table:table-cell>
          <table:table-cell table:formula="of:=7/7" office:value-type="float" office:value="1" calcext:value-type="float">
            <text:p>1</text:p>
          </table:table-cell>
          <table:table-cell office:value-type="string" calcext:value-type="string">
            <text:p>Martin +1.25 bonus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3.75/15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table:formula="of:=90/100" office:value-type="float" office:value="0.9" calcext:value-type="float">
            <text:p>0.9</text:p>
          </table:table-cell>
          <table:table-cell table:formula="of:=6/10" office:value-type="float" office:value="0.6" calcext:value-type="float">
            <text:p>0.6</text:p>
          </table:table-cell>
          <table:table-cell table:formula="of:=4.5/7" office:value-type="float" office:value="0.642857142857143" calcext:value-type="float">
            <text:p>0.6428571429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float" office:value="0" calcext:value-type="float">
            <text:p>0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office:value-type="string" calcext:value-type="string">
            <text:p>Parcell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.5/8" office:value-type="float" office:value="0.3125" calcext:value-type="float">
            <text:p>0.3125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float" office:value="1" calcext:value-type="float">
            <text:p>1</text:p>
          </table:table-cell>
          <table:table-cell table:formula="of:=90/10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table:formula="of:=6.25/7" office:value-type="float" office:value="0.892857142857143" calcext:value-type="float">
            <text:p>0.8928571429</text:p>
          </table:table-cell>
          <table:table-cell office:value-type="string" calcext:value-type="string">
            <text:p>Pudlinski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7/10" office:value-type="float" office:value="0.7" calcext:value-type="float">
            <text:p>0.7</text:p>
          </table:table-cell>
          <table:table-cell table:formula="of:=7/7" office:value-type="float" office:value="1" calcext:value-type="float">
            <text:p>1</text:p>
          </table:table-cell>
          <table:table-cell office:value-type="string" calcext:value-type="string">
            <text:p>Purdom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/1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.25/8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 table:formula="of:=100/10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office:value-type="string" calcext:value-type="string">
            <text:p>Rinkenberger +0.5 bonus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25/8"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7" office:value-type="float" office:value="0.928571428571429" calcext:value-type="float">
            <text:p>0.9285714286</text:p>
          </table:table-cell>
          <table:table-cell office:value-type="string" calcext:value-type="string">
            <text:p>Samayoa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7/10" office:value-type="float" office:value="0.7" calcext:value-type="float">
            <text:p>0.7</text:p>
          </table:table-cell>
          <table:table-cell table:formula="of:=7/7" office:value-type="float" office:value="1" calcext:value-type="float">
            <text:p>1</text:p>
          </table:table-cell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6/10" office:value-type="float" office:value="0.6" calcext:value-type="float">
            <text:p>0.6</text:p>
          </table:table-cell>
          <table:table-cell table:formula="of:=6/7" office:value-type="float" office:value="0.857142857142857" calcext:value-type="float">
            <text:p>0.8571428571</text:p>
          </table:table-cell>
          <table:table-cell office:value-type="string" calcext:value-type="string">
            <text:p>Truj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5-09">00/00/0000</text:date>, <text:time style:data-style-name="N2" text:time-value="20:26:17.997623232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5-09T20:31:00.934192493</dc:date>
    <meta:editing-duration>PT5H22M38S</meta:editing-duration>
    <meta:editing-cycles>53</meta:editing-cycles>
    <meta:document-statistic meta:table-count="1" meta:cell-count="479" meta:object-count="0"/>
  </office:meta>
</office:document-meta>
</file>